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ando los Astros se Alinean</text:p>
      <text:p text:style-name="Standard">Los eclipses tienen lugar cuando un cuerpo celeste queda oculto parcial o totalmente debido a otro.</text:p>
      <text:p text:style-name="Standard">Son fenómenos relativamente comunes en el caso del planeta Tierra: los más conocidos popularmente son los eclipses solares y lunares. Los eclipses de la Luna son bastante frecuentes. Un eclipse lunar sucede porque la sombra de la Tierra se proyecta sobre la Luna.</text:p>
      <text:p text:style-name="Standard">Los eclipses solares se deben a la interposición de la Luna entre la Tierra y el Sol.</text:p>
      <text:p text:style-name="Standard">También se pueden interponer entre los dos astros los planetas Mercurio y Venus. Pero en este caso, dado que el tamaño del disco aparente de estos planetas es diminuto respecto al del Sol, se suele hablar de tránsitos, y no de eclipses.</text:p>
      <text:p text:style-name="Standard">Cuando se interponen entre la Tierra y el Sol, en realidad Mercurio y Venus no eclipsan n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1-26T23:38:47.899000000</meta:creation-date>
    <dc:date>2018-01-26T23:39:07.457000000</dc:date>
    <dc:creator>Juan Pablo Cepeda</dc:creator>
    <meta:editing-duration>PT19S</meta:editing-duration>
    <meta:editing-cycles>1</meta:editing-cycles>
    <meta:document-statistic meta:table-count="0" meta:image-count="0" meta:object-count="0" meta:page-count="1" meta:paragraph-count="6" meta:word-count="140" meta:character-count="804" meta:non-whitespace-character-count="670"/>
    <meta:generator>LibreOffice/5.4.4.2$Windows_X86_64 LibreOffice_project/2524958677847fb3bb44820e40380acbe820f960</meta:generator>
  </office:meta>
</office:document-meta>
</file>